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5d3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color="#666666" loext:opacity="100%" style:font-name="Calibri Light" fo:font-size="10.5pt" fo:font-style="italic" fo:font-weight="normal" officeooo:rsid="000c12d7" officeooo:paragraph-rsid="001791c2" style:font-size-asian="10.5pt" style:font-style-asian="italic" style:font-weight-asian="normal" style:font-size-complex="10.5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0pt" fo:font-weight="bold" officeooo:rsid="000c12d7" officeooo:paragraph-rsid="000c12d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 Light" fo:font-size="9pt" officeooo:paragraph-rsid="000fd7aa" style:font-size-asian="9pt" style:font-size-complex="9pt"/>
    </style:style>
    <style:style style:name="P7" style:family="paragraph" style:parent-style-name="Standard">
      <style:paragraph-properties fo:margin-top="0.101cm" fo:margin-bottom="0.101cm" style:contextual-spacing="false" fo:text-align="start" style:justify-single-word="false"/>
      <style:text-properties style:font-name="Calibri Light" fo:font-size="9pt" fo:font-weight="normal" officeooo:rsid="00145d3e" officeooo:paragraph-rsid="001791c2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Calibri Light" fo:font-size="9pt" fo:font-weight="bold" officeooo:rsid="000c12d7" officeooo:paragraph-rsid="000c12d7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9pt" officeooo:paragraph-rsid="001424c4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font-size="9pt" officeooo:paragraph-rsid="000c12d7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fo:font-size="9pt" officeooo:paragraph-rsid="0011b109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fo:font-size="9pt" officeooo:paragraph-rsid="00145d3e" style:font-size-asian="9pt" style:font-size-complex="9pt"/>
    </style:style>
    <style:style style:name="P13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9pt" officeooo:paragraph-rsid="0015e874" style:font-size-asian="9pt" style:font-size-complex="9pt"/>
    </style:style>
    <style:style style:name="T1" style:family="text">
      <style:text-properties officeooo:rsid="0012b00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8346" style:font-weight-asian="normal" style:font-weight-complex="normal"/>
    </style:style>
    <style:style style:name="T4" style:family="text">
      <style:text-properties fo:font-weight="normal" officeooo:rsid="0013d6a3" style:font-weight-asian="normal" style:font-weight-complex="normal"/>
    </style:style>
    <style:style style:name="T5" style:family="text">
      <style:text-properties fo:font-weight="normal" officeooo:rsid="000c12d7" style:font-weight-asian="normal" style:font-weight-complex="normal"/>
    </style:style>
    <style:style style:name="T6" style:family="text">
      <style:text-properties fo:font-weight="normal" officeooo:rsid="0011b109" style:font-weight-asian="normal" style:font-weight-complex="normal"/>
    </style:style>
    <style:style style:name="T7" style:family="text">
      <style:text-properties fo:font-weight="normal" officeooo:rsid="001424c4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12d7" style:font-weight-asian="bold" style:font-weight-complex="bold"/>
    </style:style>
    <style:style style:name="T10" style:family="text">
      <style:text-properties fo:font-weight="bold" officeooo:rsid="0011b109" style:font-weight-asian="bold" style:font-weight-complex="bold"/>
    </style:style>
    <style:style style:name="T11" style:family="text">
      <style:text-properties style:font-name="Calibri Light" fo:font-weight="normal" officeooo:rsid="000e8346" style:font-weight-asian="normal" style:font-weight-complex="normal"/>
    </style:style>
    <style:style style:name="T12" style:family="text">
      <style:text-properties style:font-name="Calibri Light" fo:font-weight="normal" officeooo:rsid="000c12d7" style:font-weight-asian="normal" style:font-weight-complex="normal"/>
    </style:style>
    <style:style style:name="T13" style:family="text">
      <style:text-properties style:font-name="Calibri Light" fo:font-weight="normal" officeooo:rsid="000fd7aa" style:font-weight-asian="normal" style:font-weight-complex="normal"/>
    </style:style>
    <style:style style:name="T14" style:family="text">
      <style:text-properties style:font-name="Calibri Light" fo:font-weight="normal" officeooo:rsid="001424c4" style:font-weight-asian="normal" style:font-weight-complex="normal"/>
    </style:style>
    <style:style style:name="T15" style:family="text">
      <style:text-properties style:font-name="Calibri Light" fo:font-weight="normal" officeooo:rsid="0011b109" style:font-weight-asian="normal" style:font-weight-complex="normal"/>
    </style:style>
    <style:style style:name="T16" style:family="text">
      <style:text-properties style:font-name="Calibri Light" fo:font-weight="normal" officeooo:rsid="0013d6a3" style:font-weight-asian="normal" style:font-weight-complex="normal"/>
    </style:style>
    <style:style style:name="T17" style:family="text">
      <style:text-properties style:font-name="Calibri Light" fo:font-weight="normal" officeooo:rsid="000d2a3e" style:font-weight-asian="normal" style:font-weight-complex="normal"/>
    </style:style>
    <style:style style:name="T18" style:family="text">
      <style:text-properties style:font-name="Calibri Light" fo:font-weight="normal" officeooo:rsid="00145d3e" style:font-weight-asian="normal" style:font-weight-complex="normal"/>
    </style:style>
    <style:style style:name="T19" style:family="text">
      <style:text-properties style:font-name="Calibri Light" fo:font-size="11pt" fo:font-weight="bold" officeooo:rsid="000c12d7" style:font-size-asian="11pt" style:font-weight-asian="bold" style:font-size-complex="11pt" style:font-weight-complex="bold"/>
    </style:style>
    <style:style style:name="T20" style:family="text">
      <style:text-properties style:font-name="Calibri Light" fo:font-size="11pt" fo:font-weight="bold" officeooo:rsid="0011b109" style:font-size-asian="11pt" style:font-weight-asian="bold" style:font-size-complex="11pt" style:font-weight-complex="bold"/>
    </style:style>
    <style:style style:name="T21" style:family="text">
      <style:text-properties style:font-name="Calibri Light" fo:font-size="11pt" fo:font-weight="bold" officeooo:rsid="00145d3e" style:font-size-asian="11pt" style:font-weight-asian="bold" style:font-size-complex="11pt" style:font-weight-complex="bold"/>
    </style:style>
    <style:style style:name="T22" style:family="text">
      <style:text-properties style:font-name="Calibri Light" fo:font-size="11pt" fo:font-weight="normal" officeooo:rsid="000c12d7" style:font-size-asian="11pt" style:font-weight-asian="normal" style:font-size-complex="11pt" style:font-weight-complex="normal"/>
    </style:style>
    <style:style style:name="T23" style:family="text">
      <style:text-properties style:font-name="Calibri Light" fo:font-size="11pt" fo:font-weight="normal" officeooo:rsid="000fd7aa" style:font-size-asian="11pt" style:font-weight-asian="normal" style:font-size-complex="11pt" style:font-weight-complex="normal"/>
    </style:style>
    <style:style style:name="T24" style:family="text">
      <style:text-properties style:font-name="Calibri Light" fo:font-size="11pt" fo:font-weight="normal" officeooo:rsid="000e8346" style:font-size-asian="11pt" style:font-weight-asian="normal" style:font-size-complex="11pt" style:font-weight-complex="normal"/>
    </style:style>
    <style:style style:name="T25" style:family="text">
      <style:text-properties style:font-name="Calibri Light" fo:font-size="11pt" fo:font-weight="normal" officeooo:rsid="001424c4" style:font-size-asian="11pt" style:font-weight-asian="normal" style:font-size-complex="11pt" style:font-weight-complex="normal"/>
    </style:style>
    <style:style style:name="T26" style:family="text">
      <style:text-properties style:font-name="Calibri Light" fo:font-size="11pt" fo:font-weight="normal" officeooo:rsid="0011b109" style:font-size-asian="11pt" style:font-weight-asian="normal" style:font-size-complex="11pt" style:font-weight-complex="normal"/>
    </style:style>
    <style:style style:name="T27" style:family="text">
      <style:text-properties style:font-name="Calibri Light" fo:font-size="11pt" fo:font-weight="normal" officeooo:rsid="0013d6a3" style:font-size-asian="11pt" style:font-weight-asian="normal" style:font-size-complex="11pt" style:font-weight-complex="normal"/>
    </style:style>
    <style:style style:name="T28" style:family="text">
      <style:text-properties style:font-name="Calibri Light" fo:font-size="11pt" fo:font-weight="normal" officeooo:rsid="000d2a3e" style:font-size-asian="11pt" style:font-weight-asian="normal" style:font-size-complex="11pt" style:font-weight-complex="normal"/>
    </style:style>
    <style:style style:name="T29" style:family="text">
      <style:text-properties style:font-name="Calibri Light" fo:font-size="11pt" fo:font-weight="normal" officeooo:rsid="00145d3e" style:font-size-asian="11pt" style:font-weight-asian="normal" style:font-size-complex="11pt" style:font-weight-complex="normal"/>
    </style:style>
    <style:style style:name="T30" style:family="text">
      <style:text-properties style:font-name="Calibri Light" fo:font-size="6pt" fo:font-weight="normal" officeooo:rsid="000c12d7" style:font-size-asian="5.25pt" style:font-weight-asian="normal" style:font-size-complex="6pt" style:font-weight-complex="normal"/>
    </style:style>
    <style:style style:name="T31" style:family="text">
      <style:text-properties style:font-name="Calibri Light" fo:font-weight="bold" officeooo:rsid="000c12d7" style:font-weight-asian="bold" style:font-weight-complex="bold"/>
    </style:style>
    <style:style style:name="T32" style:family="text">
      <style:text-properties style:font-name="Calibri Light" fo:font-weight="bold" officeooo:rsid="0011b109" style:font-weight-asian="bold" style:font-weight-complex="bold"/>
    </style:style>
    <style:style style:name="T33" style:family="text">
      <style:text-properties style:font-name="Calibri Light" fo:font-weight="bold" officeooo:rsid="00145d3e" style:font-weight-asian="bold" style:font-weight-complex="bold"/>
    </style:style>
    <style:style style:name="T34" style:family="text">
      <style:text-properties fo:color="#666666" loext:opacity="100%" style:font-name="Calibri Light" fo:font-size="10.5pt" fo:font-style="italic" fo:font-weight="normal" officeooo:rsid="000c12d7" style:font-size-asian="10.5pt" style:font-style-asian="italic" style:font-weight-asian="normal" style:font-size-complex="10.5pt" style:font-style-complex="italic" style:font-weight-complex="normal"/>
    </style:style>
    <style:style style:name="T35" style:family="text">
      <style:text-properties officeooo:rsid="0015e874"/>
    </style:style>
    <style:style style:name="T36" style:family="text">
      <style:text-properties officeooo:rsid="001791c2"/>
    </style:style>
    <style:style style:name="T37" style:family="text">
      <style:text-properties fo:font-size="10.5pt" style:font-size-asian="10.5pt" style:font-size-complex="10.5pt"/>
    </style:style>
    <style:style style:name="T38" style:family="text">
      <style:text-properties fo:font-size="10.5pt" officeooo:rsid="0015e874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<text:span text:style-name="T1">BASH</text:span></text:p>
      <text:p text:style-name="P4"/>
      <text:p text:style-name="P5">Ejercicio 1.- <text:span text:style-name="T3">Crea</text:span><text:span text:style-name="T2"> un</text:span><text:span text:style-name="T3">a función</text:span><text:span text:style-name="T2"> donde se muestren los primeros 30 números </text:span><text:span text:style-name="T3">(del </text:span><text:span text:style-name="T4">1</text:span><text:span text:style-name="T2"> </text:span><text:span text:style-name="T3">al</text:span><text:span text:style-name="T2"> 30</text:span><text:span text:style-name="T3">)</text:span><text:span text:style-name="T2">. </text:span><text:span text:style-name="T3">Realiza la función utilizando el bucle WHILE.</text:span></text:p>
      <text:p text:style-name="P8"><text:span text:style-name="T3"/></text:p>
      <text:p text:style-name="P6"><text:span text:style-name="T9">Ejercicio </text:span><text:span text:style-name="T10">2</text:span><text:span text:style-name="T9">.-</text:span><text:span text:style-name="T5"> </text:span><text:span text:style-name="T3">Crea</text:span><text:span text:style-name="T5"> un</text:span><text:span text:style-name="T3">a función</text:span><text:span text:style-name="T5"> donde se muestren los primeros 30 números </text:span><text:span text:style-name="T3">(</text:span><text:span text:style-name="T4">del 30 al 1</text:span><text:span text:style-name="T3">)</text:span><text:span text:style-name="T5">. </text:span><text:span text:style-name="T3">Realiza la función utilizando el bucle </text:span><text:span text:style-name="T6">FOR</text:span><text:span text:style-name="T3">.</text:span></text:p>
      <text:p text:style-name="P6"><text:span text:style-name="T3"/></text:p>
      <text:p text:style-name="P6"><text:span text:style-name="T9">Ejercicio </text:span><text:span text:style-name="T10">3</text:span><text:span text:style-name="T9">.-</text:span><text:span text:style-name="T5"> </text:span><text:span text:style-name="T3">Crea</text:span><text:span text:style-name="T5"> un</text:span><text:span text:style-name="T3">a función</text:span><text:span text:style-name="T5"> donde se muestren los primeros 10 números </text:span><text:span text:style-name="T7">(de menor a mayor) </text:span><text:span text:style-name="T5">a partir del número dado por el usuario. </text:span><text:span text:style-name="T3">Realiza la función utilizando el bucle WHILE.</text:span></text:p>
      <text:p text:style-name="P6"><text:span text:style-name="T3"/></text:p>
      <text:p text:style-name="P9"><text:span text:style-name="T31">Ejercicio </text:span><text:span text:style-name="T32">4</text:span><text:span text:style-name="T31">.-</text:span><text:span text:style-name="T12"> </text:span><text:span text:style-name="T13"><text:s/></text:span><text:span text:style-name="T11">Crea</text:span><text:span text:style-name="T12"> un</text:span><text:span text:style-name="T11">a función</text:span><text:span text:style-name="T12"> donde se muestren los </text:span><text:span text:style-name="T14">números contenidos en un rango dado por el usuario (de mayor a menor, ambos incluidos). El usuario insertará el número mínimo y máximo de dicho rango.</text:span><text:span text:style-name="T12"> </text:span><text:span text:style-name="T11">Realiza la función utilizando el bucle </text:span><text:span text:style-name="T15">FOR</text:span><text:span text:style-name="T11">.</text:span></text:p>
      <text:p text:style-name="P9"><text:span text:style-name="T11"/></text:p>
      <text:p text:style-name="P9"><text:span text:style-name="T31">Ejercicio </text:span><text:span text:style-name="T32">5</text:span><text:span text:style-name="T31">.-</text:span><text:span text:style-name="T12"> </text:span><text:span text:style-name="T15">Crea una función</text:span><text:span text:style-name="T12"> donde se muestren los números pares del </text:span><text:span text:style-name="T15">menores que 20 (de </text:span><text:span text:style-name="T16">mayor a menor</text:span><text:span text:style-name="T15">)</text:span><text:span text:style-name="T12">. </text:span><text:span text:style-name="T11">Realiza la función utilizando el bucle WHILE.</text:span></text:p>
      <text:p text:style-name="P10"><text:span text:style-name="T11"/></text:p>
      <text:p text:style-name="P11"><text:span text:style-name="T31">Ejercicio </text:span><text:span text:style-name="T32">6</text:span><text:span text:style-name="T31">.-</text:span><text:span text:style-name="T12"> </text:span><text:span text:style-name="T15">Crea</text:span><text:span text:style-name="T12"> un</text:span><text:span text:style-name="T15">a función</text:span><text:span text:style-name="T12"> donde se muestren los números </text:span><text:span text:style-name="T17">divisibles entre 3 menores que el número dado por el usuario </text:span><text:span text:style-name="T15">(de </text:span><text:span text:style-name="T16">menor</text:span><text:span text:style-name="T15"> a mayor)</text:span><text:span text:style-name="T17">. </text:span><text:span text:style-name="T11">Realiza la función utilizando el bucle </text:span><text:span text:style-name="T15">FOR</text:span><text:span text:style-name="T11">.</text:span></text:p>
      <text:p text:style-name="P11"><text:span text:style-name="T12"/></text:p>
      <text:p text:style-name="P12"><text:span text:style-name="T31">Ejercicio </text:span><text:span text:style-name="T33">7</text:span><text:span text:style-name="T31">.-</text:span><text:span text:style-name="T12"> </text:span><text:span text:style-name="T15">Crea</text:span><text:span text:style-name="T12"> un</text:span><text:span text:style-name="T15">a función</text:span><text:span text:style-name="T12"> donde </text:span><text:span text:style-name="T18">el usuario deba pulsar la letra “a”</text:span><text:span text:style-name="T11">. </text:span><text:span text:style-name="T18">Cuando el usuario pulse la letra “a”, la función mostrará una frase y finalizará. </text:span><text:span text:style-name="T11">Realiza la función utilizando el bucle WHILE.</text:span></text:p>
      <text:p text:style-name="P12"><text:span text:style-name="T12"/></text:p>
      <text:p text:style-name="P13"><text:span text:style-name="T33">Ejercicio 8.- </text:span><text:span text:style-name="T18">Crea una función donde el usuario tenga 10 oportunidades para acertar un número aleatorio del 1 al 100 generado por la máquina. Realiza la función utilizando el bucle FOR.</text:span></text:p>
      <text:p text:style-name="P7"><text:tab/>- <text:span text:style-name="T35">Si el usuario acierta el número, la función mostrará el número de intentos que ha necesitado</text:span></text:p>
      <text:p text:style-name="P7"><text:tab/>- <text:span text:style-name="T35">Si el usuario acierta el número, la función mostrará </text:span><text:span text:style-name="T36">el número aleatorio que tenía que acertar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2-13T08:52:34.707000000</dc:date>
    <meta:editing-duration>PT1H13M18S</meta:editing-duration>
    <meta:editing-cycles>12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1" meta:word-count="278" meta:character-count="1619" meta:non-whitespace-character-count="1349"/>
  </office:meta>
</office:document-meta>
</file>